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writing-mode="lr-tb"/>
    </style:style>
    <style:style style:name="Table1.A" style:family="table-column">
      <style:table-column-properties style:column-width="1.1347in" style:rel-column-width="1643*"/>
    </style:style>
    <style:style style:name="Table1.B" style:family="table-column">
      <style:table-column-properties style:column-width="1in" style:rel-column-width="1448*"/>
    </style:style>
    <style:style style:name="Table1.C" style:family="table-column">
      <style:table-column-properties style:column-width="0.6563in" style:rel-column-width="950*"/>
    </style:style>
    <style:style style:name="Table1.D" style:family="table-column">
      <style:table-column-properties style:column-width="3.1771in" style:rel-column-width="4599*"/>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padding="0.0382in" fo:border-left="0.25pt solid #808080" fo:border-right="none" fo:border-top="none" fo:border-bottom="0.25pt solid #808080"/>
    </style:style>
    <style:style style:name="Table1.B2" style:family="table-cell">
      <style:table-cell-properties fo:padding="0.0382in" fo:border-left="0.25pt solid #808080" fo:border-right="none" fo:border-top="none" fo:border-bottom="0.25pt solid #808080"/>
    </style:style>
    <style:style style:name="Table1.C2" style:family="table-cell">
      <style:table-cell-properties fo:padding="0.0382in" fo:border-left="0.25pt solid #808080" fo:border-right="none" fo:border-top="none" fo:border-bottom="0.25pt solid #808080"/>
    </style:style>
    <style:style style:name="Table1.D2" style:family="table-cell">
      <style:table-cell-properties fo:padding="0.0382in" fo:border-left="0.25pt solid #808080" fo:border-right="0.25pt solid #808080" fo:border-top="none" fo:border-bottom="0.25pt solid #808080"/>
    </style:style>
    <style:style style:name="Table1.A3" style:family="table-cell">
      <style:table-cell-properties fo:background-color="transparent" fo:padding="0.0382in" fo:border-left="0.25pt solid #808080" fo:border-right="none" fo:border-top="none" fo:border-bottom="0.25pt solid #808080">
        <style:background-image/>
      </style:table-cell-properties>
    </style:style>
    <style:style style:name="Table1.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1.A4" style:family="table-cell">
      <style:table-cell-properties fo:padding="0.0382in" fo:border-left="0.25pt solid #808080" fo:border-right="none" fo:border-top="none" fo:border-bottom="0.25pt solid #808080"/>
    </style:style>
    <style:style style:name="Table1.B4" style:family="table-cell">
      <style:table-cell-properties fo:padding="0.0382in" fo:border-left="0.25pt solid #808080" fo:border-right="none" fo:border-top="none" fo:border-bottom="0.25pt solid #808080"/>
    </style:style>
    <style:style style:name="Table1.C4" style:family="table-cell">
      <style:table-cell-properties fo:padding="0.0382in" fo:border-left="0.25pt solid #808080" fo:border-right="none" fo:border-top="none" fo:border-bottom="0.25pt solid #808080"/>
    </style:style>
    <style:style style:name="Table1.D4" style:family="table-cell">
      <style:table-cell-properties fo:padding="0.0382in" fo:border-left="0.25pt solid #808080" fo:border-right="0.25pt solid #808080" fo:border-top="none" fo:border-bottom="0.25pt solid #808080"/>
    </style:style>
    <style:style style:name="P1" style:family="paragraph" style:parent-style-name="Footer">
      <style:paragraph-properties fo:text-align="end" style:justify-single-word="false"/>
    </style:style>
    <style:style style:name="P2" style:family="paragraph" style:parent-style-name="Text_20_body" style:list-style-name="L1"/>
    <style:style style:name="P3"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nosaur Design Template</text:p>
      <text:p text:style-name="Subtitle">Here is a subtitle, for whatever it is worth.</text:p>
      <text:h text:style-name="Heading_20_1" text:outline-level="1">Big O'l Heading 1</text:h>
      <text:p text:style-name="Text_20_body">Morbi aliquam dui non diam sagittis venenatis. Fusce ultricies lobortis eros id dictum. Aliquam erat volutpat. Nunc rutrum pulvinar varius. Praesent sed risus nibh. Praesent aliquet dignissim placerat. Maecenas malesuada enim vestibulum ante sagittis eget egestas mauris ultricies. Nulla hendrerit, justo ut faucibus consequat, lectus massa adipiscing risus, ac blandit ante e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h text:style-name="Heading_20_2" text:outline-level="2">Smaller Heading 2</text:h>
      <text:p text:style-name="Text_20_body">Sagittis venenatis. Fusce ultricies lobortis eros id dictum. Aliquam erat volutpat. Nunc rutrum pulvinar varius. Praesent sed risus nibh. Praesent aliquet dignissim placerat. Maecenas malesuada enim vestibulum ante sagittis eget egestas mauris ultricies. Nulla hendrerit, justo ut faucibus consequat, lectus massa adipiscing risus, ac blandit ante e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list xml:id="list2114049747" text:style-name="L1">
        <text:list-item>
          <text:p text:style-name="P2">Here is some neato stuff</text:p>
        </text:list-item>
        <text:list-item>
          <text:p text:style-name="P2">More neato stuff</text:p>
        </text:list-item>
        <text:list-item>
          <text:p text:style-name="P2">A third <text:span text:style-name="T1">thing</text:span><text:span text:style-name="T4"> if </text:span><text:span text:style-name="T2">you</text:span><text:span text:style-name="T5"> </text:span><text:span text:style-name="T3">know</text:span><text:span text:style-name="T5"> what I mean.</text:span></text:p>
        </text:list-item>
      </text:list>
      <text:p text:style-name="Text_20_body">Morbi aliquam dui non diam sagittis venenatis. Fusce ultricies lobortis eros id dictum. Aliquam erat volutpat. Nunc rutrum pulvinar varius. Praesent sed risus nibh. Praesent aliquet dignissim placerat. Maecenas malesuada enim vestibulum ante sagittis <text:soft-page-break/>eget egestas ma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h text:style-name="Heading_20_2" text:outline-level="2">Another Small Heading 2</text:h>
      <text:p text:style-name="Text_20_body">Morbi aliquam dui non diam sagittis venenatis. Fusce ultricies lobortis eros id dictum. Aliquam erat volutpat. Nunc rutrum pulvinar varius. Praesent sed risus nibh. Praesent aliquet dignissim placerat. Maecenas malesuada enim vestibulum ante sagittis eget egestas ma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Table_20_Heading">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15</text:p>
          </table:table-cell>
          <table:table-cell table:style-name="Table1.C2" office:value-type="string">
            <text:p text:style-name="Table_20_Contents">16</text:p>
          </table:table-cell>
          <table:table-cell table:style-name="Table1.D2" office:value-type="string">
            <text:p text:style-name="Table_20_Contents">"RAWR File System"</text:p>
          </table:table-cell>
        </table:table-row>
        <table:table-row table:style-name="Table1.1">
          <table:table-cell table:style-name="Table1.A3" office:value-type="string">
            <text:p text:style-name="Table_20_Contents">16</text:p>
          </table:table-cell>
          <table:table-cell table:style-name="Table1.A3" office:value-type="string">
            <text:p text:style-name="Table_20_Contents">17</text:p>
          </table:table-cell>
          <table:table-cell table:style-name="Table1.A3" office:value-type="string">
            <text:p text:style-name="Table_20_Contents">2</text:p>
          </table:table-cell>
          <table:table-cell table:style-name="Table1.D3" office:value-type="string">
            <text:p text:style-name="Table_20_Contents">Version: {byte 0}.{byte 1}</text:p>
          </table:table-cell>
        </table:table-row>
        <table:table-row table:style-name="Table1.1">
          <table:table-cell table:style-name="Table1.A4" office:value-type="string">
            <text:p text:style-name="Table_20_Contents">0</text:p>
          </table:table-cell>
          <table:table-cell table:style-name="Table1.B4" office:value-type="string">
            <text:p text:style-name="Table_20_Contents">0</text:p>
          </table:table-cell>
          <table:table-cell table:style-name="Table1.C4" office:value-type="string">
            <text:p text:style-name="Table_20_Contents">dsvhb</text:p>
          </table:table-cell>
          <table:table-cell table:style-name="Table1.D4" office:value-type="string">
            <text:p text:style-name="Table_20_Contents">vcbnf</text:p>
          </table:table-cell>
        </table:table-row>
      </table:table>
      <text:p text:style-name="Text_20_body"/>
      <text:p text:style-name="Text_20_body">Morbi aliquam dui non diam sagittis venenatis. Fusce ultricies lobortis eros id dictum. Aliquam erat volutpat. Nunc rutrum pulvinar varius. Praesent sed risus nibh. Praesent aliquet dignissim placerat. Maecenas malesuada enim vestibulum ante sagittis eget egestas ma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p text:style-name="Text_20_body">Dui non diam sagittis venenatis. Fusce ultricies lobortis eros id dictum. Aliquam erat volutpat. Nunc rutrum pulvinar varius. Praesent sed risus nibh. Praesent aliquet dignissim placerat. Maecenas malesuada enim vestibulum ante sagittis eget egestas mauris <text:soft-page-break/>ultricies. Nulla hendrerit, justo ut faucibus consequat, lectus massa adipiscing risus, ac blandit ante elit sit amet massa. Lorem ieleifend non. Nulla ultrices nibh et diam cursus quis gravida est varius.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3DT23H36M41S</meta:editing-duration>
    <dc:date>2012-02-07T13:19:36</dc:date>
    <dc:creator>Spencer Graffe</dc:creator>
    <meta:generator>LibreOffice/3.4$Linux LibreOffice_project/340m1$Build-402</meta:generator>
    <meta:editing-cycles>21</meta:editing-cycles>
    <meta:document-statistic meta:table-count="1" meta:image-count="0" meta:object-count="0" meta:page-count="3" meta:paragraph-count="31" meta:word-count="594" meta:character-count="3993" meta:non-whitespace-character-count="3433"/>
    <meta:user-defined meta:name="Info 1"/>
    <meta:user-defined meta:name="Info 2"/>
    <meta:user-defined meta:name="Info 3"/>
    <meta:user-defined meta:name="Info 4"/>
  </office:meta>
</office:document-meta>
</file>